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altograph UI" svg:font-family="'Waltograph UI'" style:font-adornments="Bold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11cm" svg:height="5.08cm" svg:x="3.413cm" svg:y="5.191cm">
          <draw:text-box>
            <text:p>Some Text With Rare Font </text:p>
            <text:p/>
            <text:p/>
            <text:p/>
            <text:p/>
            <text:p/>
            <text:p>WaltoGrap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altograph UI" svg:font-family="'Waltograph UI'" style:font-adornments="Bold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Waltograph UI" fo:font-family="'Waltograph UI'" style:font-style-name="Bold" style:font-family-generic="script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09:30:10.325000000</meta:creation-date>
    <dc:date>2019-03-11T09:34:11.171000000</dc:date>
    <meta:editing-duration>PT4M1S</meta:editing-duration>
    <meta:editing-cycles>1</meta:editing-cycles>
    <meta:document-statistic meta:object-count="1"/>
    <meta:generator>LibreOffice/5.3.4.2$Windows_X86_64 LibreOffice_project/f82d347ccc0be322489bf7da61d7e4ad13fe2ff3</meta:generator>
  </office:meta>
</office:document-meta>
</file>